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da5" officeooo:paragraph-rsid="000e1da5"/>
    </style:style>
    <style:style style:name="P2" style:family="paragraph" style:parent-style-name="Standard">
      <style:text-properties officeooo:paragraph-rsid="000e1da5"/>
    </style:style>
    <style:style style:name="T1" style:family="text">
      <style:text-properties officeooo:rsid="000e1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ite 0</text:p>
      <text:p text:style-name="P1">|</text:p>
      <text:p text:style-name="P1">|</text:p>
      <text:p text:style-name="P2"><text:span text:style-name="T1">Log In &gt;&gt;&gt;&gt;&gt;&gt;</text:span></text:p>
      <text:p text:style-name="P1">Textfarbe: weiß</text:p>
      <text:p text:style-name="P1">Font: Google Font Latin</text:p>
      <text:p text:style-name="P1">Schriftgröße: 1 rem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3:45:21.253623727</meta:creation-date>
    <dc:date>2023-10-12T13:58:00.566770348</dc:date>
    <meta:editing-duration>PT2M2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6" meta:character-count="79" meta:non-whitespace-character-count="70"/>
  </office:meta>
</office:document-meta>
</file>